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563ABFADDD7148C.png" manifest:media-type="image/png"/>
  <manifest:file-entry manifest:full-path="Pictures/10000201000003A1000003A1A9F7AD3B1CA6B001.png" manifest:media-type="image/png"/>
  <manifest:file-entry manifest:full-path="Pictures/10000201000000EE00000081125E7732F2B95EE1.png" manifest:media-type="image/png"/>
  <manifest:file-entry manifest:full-path="Pictures/10000201000000C200000037C4C111B5B6E7E855.png" manifest:media-type="image/png"/>
  <manifest:file-entry manifest:full-path="Pictures/1000736400001413000005B3D03F1483C5154CC9.svg" manifest:media-type="image/svg+xml"/>
  <manifest:file-entry manifest:full-path="Pictures/100042610000149A000004FC6550241509606C79.svg" manifest:media-type="image/svg+xml"/>
  <manifest:file-entry manifest:full-path="Pictures/10000201000002080000009AEC87F096374FE176.png" manifest:media-type="image/png"/>
  <manifest:file-entry manifest:full-path="Pictures/10003BC5000035B200000FF68359FA5DAA0FE60F.svg" manifest:media-type="image/svg+xml"/>
  <manifest:file-entry manifest:full-path="Pictures/1000020100000365000001D409E02CCBB9627D7D.png" manifest:media-type="image/png"/>
  <manifest:file-entry manifest:full-path="Pictures/10000201000000C7000000309F2B9479129578C0.png" manifest:media-type="image/png"/>
  <manifest:file-entry manifest:full-path="Pictures/10000201000002800000008BA72BD164EAE728A0.png" manifest:media-type="image/png"/>
  <manifest:file-entry manifest:full-path="Pictures/10000201000001660000003751023C790E22F4C4.png" manifest:media-type="image/png"/>
  <manifest:file-entry manifest:full-path="Pictures/1000020100000365000001D4261A800C001D9D7E.png" manifest:media-type="image/png"/>
  <manifest:file-entry manifest:full-path="Pictures/100002010000027A000001231C34566C67FE68AD.png" manifest:media-type="image/png"/>
  <manifest:file-entry manifest:full-path="Pictures/1000020100000365000001D4150728410BBA94FB.png" manifest:media-type="image/png"/>
  <manifest:file-entry manifest:full-path="Pictures/10000201000000AD000000FDBD5EEA785A90B2CE.png" manifest:media-type="image/png"/>
  <manifest:file-entry manifest:full-path="Pictures/1000000000000152000001520BAE2DE97F56D978.jpg" manifest:media-type="image/jpeg"/>
  <manifest:file-entry manifest:full-path="Pictures/100002010000019E000000D7EE4C818CB534B7CD.png" manifest:media-type="image/png"/>
  <manifest:file-entry manifest:full-path="Pictures/1000020100000365000001D4D7D75E0AA5CBE312.png" manifest:media-type="image/png"/>
  <manifest:file-entry manifest:full-path="Pictures/1000020100000365000001D4C98559DFEE3AD14E.png" manifest:media-type="image/png"/>
  <manifest:file-entry manifest:full-path="Pictures/100002010000004B000000501477237909C44601.png" manifest:media-type="image/png"/>
  <manifest:file-entry manifest:full-path="Pictures/100027AC00002AC90000164176C6C9143A7B04E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center" draw:textarea-vertical-align="top" draw:auto-grow-height="false" fo:min-height="1.736cm" fo:min-width="3.593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29cm" fo:min-width="2.07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eeeeee" draw:textarea-horizontal-align="left" draw:textarea-vertical-align="top" draw:auto-grow-height="false" fo:min-height="3.18cm" fo:min-width="3.174cm" fo:wrap-option="wrap"/>
    </style:style>
    <style:style style:name="gr5" style:family="graphic" style:parent-style-name="standard">
      <style:graphic-properties draw:fill-color="#ffffff" draw:textarea-horizontal-align="left" draw:textarea-vertical-align="top" draw:auto-grow-height="false" fo:min-height="18.208cm" fo:min-width="10.058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203cm" fo:min-width="3.088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126cm" fo:min-width="3.096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eeeeee" draw:textarea-horizontal-align="left" draw:textarea-vertical-align="top" draw:auto-grow-height="false" fo:min-height="5.598cm" fo:min-width="2.932cm" fo:wrap-option="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42cm" fo:min-width="2.11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43cm" fo:min-width="2.11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26cm" fo:min-width="2.1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6cm" fo:min-width="0.7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41cm" fo:min-width="2.117cm"/>
    </style:style>
    <style:style style:name="gr15" style:family="graphic" style:parent-style-name="standard">
      <style:graphic-properties draw:fill="solid" draw:fill-color="#eeeeee" draw:textarea-horizontal-align="left" draw:textarea-vertical-align="top" draw:auto-grow-height="false" fo:min-height="4.11cm" fo:min-width="2.88cm" fo:wrap-option="wrap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28cm" fo:min-width="2.075cm"/>
    </style:style>
    <style:style style:name="gr17" style:family="graphic" style:parent-style-name="standard">
      <style:graphic-properties draw:fill="solid" draw:fill-color="#eeeeee" draw:textarea-horizontal-align="left" draw:textarea-vertical-align="top" draw:auto-grow-height="false" fo:min-height="4.356cm" fo:min-width="3.15cm" fo:wrap-option="wrap"/>
    </style:style>
    <style:style style:name="gr18" style:family="graphic" style:parent-style-name="standard">
      <style:graphic-properties draw:fill-color="#ffffff" draw:textarea-horizontal-align="right" draw:textarea-vertical-align="middle" draw:auto-grow-height="false" fo:min-height="0.529cm" fo:min-width="2.0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9cm" fo:min-width="0.912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9cm" fo:min-width="0.946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34cm" fo:min-width="3.084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811cm" fo:min-width="3.09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7cm" fo:min-width="1.60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513cm" fo:min-width="2.085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57cm" fo:min-width="0.726cm"/>
    </style:style>
    <style:style style:name="gr27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28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30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31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32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33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34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35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36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37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38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39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40" style:family="graphic" style:parent-style-name="standard">
      <style:graphic-properties draw:fill-color="#99ff66" draw:textarea-horizontal-align="justify" draw:textarea-vertical-align="middle" draw:auto-grow-height="false" fo:min-height="0cm" fo:min-width="0.38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font-size="16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Liberation Mono2"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 draw:fill-color="#ffffff"/>
      <style:text-properties style:font-name="Comfortaa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ffff"/>
      <style:paragraph-properties fo:text-align="end"/>
      <style:text-properties style:font-name="Liberation Mono2" fo:font-size="12pt" style:font-size-asian="18pt" style:font-size-complex="18pt"/>
    </style:style>
    <style:style style:name="P9" style:family="paragraph">
      <loext:graphic-properties draw:fill="none" draw:fill-color="#ffffff"/>
      <style:text-properties style:font-name="Comfortaa" fo:font-weight="bold" style:font-weight-asian="bold" style:font-weight-complex="bold"/>
    </style:style>
    <style:style style:name="P10" style:family="paragraph">
      <loext:graphic-properties draw:fill-color="#ffffff"/>
      <style:paragraph-properties fo:text-align="end"/>
      <style:text-properties style:font-name="Comfortaa" fo:font-size="12pt" style:font-size-asian="18pt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style:font-name="Comfortaa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Comfortaa" fo:font-size="14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99ff66"/>
      <style:paragraph-properties fo:text-align="center"/>
    </style:style>
    <style:style style:name="P15" style:family="paragraph">
      <loext:graphic-properties draw:fill-color="#ff99ff"/>
      <style:paragraph-properties fo:text-align="center"/>
    </style:style>
    <style:style style:name="P16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17" style:family="paragraph">
      <loext:graphic-properties draw:fill-color="#99ff66" draw:opacity="50%"/>
      <style:paragraph-properties fo:text-align="center"/>
    </style:style>
    <style:style style:name="P18" style:family="paragraph">
      <loext:graphic-properties draw:fill-color="#0047ff"/>
      <style:paragraph-properties fo:text-align="center"/>
    </style:style>
    <style:style style:name="P19" style:family="paragraph">
      <loext:graphic-properties draw:fill-color="#0047ff" draw:opacity="50%"/>
      <style:paragraph-properties fo:text-align="center"/>
    </style:style>
    <style:style style:name="P20" style:family="paragraph">
      <loext:graphic-properties draw:fill-color="#ff3333"/>
      <style:paragraph-properties fo:text-align="center"/>
    </style:style>
    <style:style style:name="P21" style:family="paragraph">
      <loext:graphic-properties draw:fill-color="#ff3333" draw:opacity="50%"/>
      <style:paragraph-properties fo:text-align="center"/>
    </style:style>
    <style:style style:name="T1" style:family="text">
      <style:text-properties fo:font-size="11pt" style:font-size-asian="12pt" style:font-size-complex="12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5pt" style:font-size-asian="16pt" style:font-size-complex="16pt"/>
    </style:style>
    <style:style style:name="T4" style:family="text">
      <style:text-properties style:font-name="Comfortaa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Comfortaa" fo:font-size="7pt" fo:font-weight="bold" style:font-size-asian="7pt" style:font-weight-asian="bold" style:font-size-complex="7pt" style:font-weight-complex="bold"/>
    </style:style>
    <style:style style:name="T6" style:family="text">
      <style:text-properties style:font-name="Comfortaa" fo:font-size="10.5pt" fo:font-weight="bold" style:font-size-asian="10.5pt" style:font-weight-asian="bold" style:font-size-complex="10.5pt" style:font-weight-complex="bold"/>
    </style:style>
    <style:style style:name="T7" style:family="text">
      <style:text-properties style:font-name="Comfortaa" fo:font-size="10pt" fo:font-weight="bold" style:font-size-asian="12pt" style:font-weight-asian="bold" style:font-size-complex="12pt" style:font-weight-complex="bold"/>
    </style:style>
    <style:style style:name="T8" style:family="text">
      <style:text-properties style:font-name="Comfortaa" fo:font-size="8pt" fo:font-weight="bold" style:font-size-asian="10.5pt" style:font-weight-asian="bold" style:font-size-complex="10.5pt" style:font-weight-complex="bold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custom-shape draw:style-name="gr1" draw:text-style-name="P2" draw:layer="layout" svg:width="4.307cm" svg:height="2.2cm" svg:x="7.5cm" svg:y="0.5cm">
            <text:p text:style-name="P1"><text:span text:style-name="T1">File extra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8.324cm" svg:y="1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468cm" svg:y="1.344cm">
              <draw:image xlink:href="Pictures/1000020100000365000001D4C98559DFEE3AD14E.png" xlink:type="simple" xlink:show="embed" xlink:actuate="onLoad">
                <text:p/>
              </draw:image>
            </draw:frame>
          </draw:g>
        </draw:g>
        <draw:g>
          <draw:custom-shape draw:style-name="gr1" draw:text-style-name="P2" draw:layer="layout" svg:width="4.307cm" svg:height="2.2cm" svg:x="7.593cm" svg:y="4.2cm">
            <text:p text:style-name="P1"><text:span text:style-name="T1">Catalog cross-matc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8.417cm" svg:y="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561cm" svg:y="5.044cm">
              <draw:image xlink:href="Pictures/1000020100000365000001D4150728410BBA94FB.png" xlink:type="simple" xlink:show="embed" xlink:actuate="onLoad">
                <text:p/>
              </draw:image>
            </draw:frame>
          </draw:g>
        </draw:g>
        <draw:g>
          <draw:custom-shape draw:style-name="gr4" draw:text-style-name="P2" draw:layer="layout" svg:width="4.044cm" svg:height="3.8cm" svg:x="7.756cm" svg:y="19.6cm">
            <text:p text:style-name="P1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5" draw:layer="layout" svg:width="11.7cm" svg:height="19.6cm" svg:x="-8.2cm" svg:y="6cm">
          <text:p text:style-name="P1">User pipe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3.744cm" svg:height="1.609cm" svg:x="-0.986cm" svg:y="7.6cm">
          <text:p text:style-name="P1"><text:span text:style-name="T2">Watchlist</text:span></text:p>
          <text:p text:style-name="P1"><text:span text:style-name="T2">cross-ma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9" draw:id="id9" draw:layer="layout" svg:width="3.744cm" svg:height="1.524cm" svg:x="14.956cm" svg:y="0.833cm">
          <text:p text:style-name="P1"><text:span text:style-name="T3">Image</text:span></text:p>
          <text:p text:style-name="P1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0.857cm" svg:y1="16.556cm" svg:x2="-5.322cm" svg:y2="19.509cm" draw:start-shape="id1" draw:start-glue-point="2" draw:end-shape="id2" draw:end-glue-point="0" svg:d="M857 16556v1477h-6179v1476" svg:viewBox="0 0 6180 2954">
          <text:p/>
        </draw:connector>
        <draw:connector draw:style-name="gr8" draw:text-style-name="P4" draw:layer="layout" svg:x1="0.857cm" svg:y1="16.556cm" svg:x2="0.878cm" svg:y2="19.409cm" draw:start-shape="id3" draw:end-shape="id4" draw:end-glue-point="0" svg:d="M857 16556v1427h21v1426" svg:viewBox="0 0 22 2854">
          <text:p/>
        </draw:connector>
        <draw:connector draw:style-name="gr8" draw:text-style-name="P4" draw:layer="layout" svg:x1="0.886cm" svg:y1="9.209cm" svg:x2="0.857cm" svg:y2="10.338cm" draw:start-shape="id5" draw:start-glue-point="2" draw:end-shape="id3" draw:end-glue-point="0" svg:d="M886 9209v565h-29v564" svg:viewBox="0 0 30 1130">
          <text:p/>
        </draw:connector>
        <draw:connector draw:style-name="gr8" draw:text-style-name="P4" draw:layer="layout" svg:x1="9.303cm" svg:y1="6cm" svg:x2="0.886cm" svg:y2="7.6cm" draw:start-shape="id6" draw:start-glue-point="2" draw:end-shape="id5" draw:end-glue-point="0" svg:d="M9303 6000v800h-8417v800" svg:viewBox="0 0 8418 1601">
          <text:p/>
        </draw:connector>
        <draw:connector draw:style-name="gr8" draw:text-style-name="P4" draw:layer="layout" svg:x1="9.303cm" svg:y1="2.3cm" svg:x2="9.303cm" svg:y2="3.8cm" draw:start-shape="id7" draw:start-glue-point="2" draw:end-shape="id6" draw:end-glue-point="0" svg:d="M9303 2300v1500" svg:viewBox="0 0 1 1501">
          <text:p/>
        </draw:connector>
        <draw:connector draw:style-name="gr8" draw:text-style-name="P4" draw:layer="layout" svg:x1="9.303cm" svg:y1="6cm" svg:x2="9.303cm" svg:y2="19.2cm" draw:start-shape="id6" draw:start-glue-point="2" draw:end-shape="id8" draw:end-glue-point="0" svg:d="M9303 6000v13200" svg:viewBox="0 0 1 13201">
          <text:p/>
        </draw:connector>
        <draw:connector draw:style-name="gr8" draw:text-style-name="P4" draw:layer="layout" svg:x1="11.237cm" svg:y1="1.4cm" svg:x2="14.956cm" svg:y2="1.595cm" draw:end-shape="id9" svg:d="M11237 1400h1609v195h2110" svg:viewBox="0 0 3720 196">
          <text:p/>
        </draw:connector>
        <draw:connector draw:style-name="gr8" draw:text-style-name="P4" draw:layer="layout" svg:x1="9.303cm" svg:y1="23cm" svg:x2="9.303cm" svg:y2="25.5cm" draw:start-shape="id8" draw:start-glue-point="2" draw:end-shape="id10" draw:end-glue-point="0" svg:d="M9303 23000v2500" svg:viewBox="0 0 1 2501">
          <text:p/>
        </draw:connector>
        <draw:custom-shape draw:style-name="gr7" draw:text-style-name="P6" xml:id="id11" draw:id="id11" draw:layer="layout" svg:width="3.744cm" svg:height="1.524cm" svg:x="15.1cm" svg:y="3.8cm">
          <text:p text:style-name="P1"><text:span text:style-name="T3">Light curve</text:span></text:p>
          <text:p text:style-name="P1"><text:span text:style-name="T3">arch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11.237cm" svg:y1="1.4cm" svg:x2="15.1cm" svg:y2="4.562cm" draw:end-shape="id11" draw:end-glue-point="3" svg:d="M11237 1400h1681v3162h2182" svg:viewBox="0 0 3864 3163">
          <text:p/>
        </draw:connector>
        <draw:custom-shape draw:style-name="gr9" draw:text-style-name="P2" draw:layer="layout" svg:width="3.802cm" svg:height="6.218cm" svg:x="-0.302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802cm" svg:height="6.218cm" svg:x="-0.602cm" svg:y="10.6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custom-shape draw:style-name="gr9" draw:text-style-name="P2" xml:id="id3" draw:id="id3" draw:layer="layout" svg:width="3.802cm" svg:height="6.218cm" svg:x="-1.044cm" svg:y="10.338cm">
            <text:p text:style-name="P1"><text:span text:style-name="T1">Stream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10" draw:text-style-name="P3" draw:layer="layout" svg:width="2.701cm" svg:height="0.876cm" svg:x="-0.489cm" svg:y="11.47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2.349cm" svg:height="0.679cm" svg:x="-0.272cm" svg:y="11.588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EC87F096374FE176.png" xlink:type="simple" xlink:show="embed" xlink:actuate="onLoad"/>
              </draw:frame>
            </draw:g>
            <draw:g>
              <draw:custom-shape draw:style-name="gr11" draw:text-style-name="P3" draw:layer="layout" svg:width="2.701cm" svg:height="0.877cm" svg:x="-0.489cm" svg:y="12.42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1.429cm" svg:height="0.748cm" svg:x="-0.342cm" svg:y="12.472cm">
                <draw:image xlink:href="Pictures/1000020100000365000001D4C98559DFEE3AD14E.png" xlink:type="simple" xlink:show="embed" xlink:actuate="onLoad">
                  <text:p/>
                </draw:image>
              </draw:frame>
            </draw:g>
            <draw:g>
              <draw:custom-shape draw:style-name="gr12" draw:text-style-name="P3" draw:layer="layout" svg:width="2.709cm" svg:height="0.858cm" svg:x="-0.497cm" svg:y="13.3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0.629cm" svg:height="0.92cm" draw:transform="skewX (-0.00104719755119659) rotate (0.348891317473666) translate (-0.08cm 13.461cm)">
                <draw:image xlink:href="Pictures/10000201000000AD000000FDBD5EEA785A90B2CE.png" xlink:type="simple" xlink:show="embed" xlink:actuate="onLoad">
                  <text:p/>
                </draw:image>
              </draw:frame>
              <draw:frame draw:style-name="gr13" draw:text-style-name="P7" draw:layer="layout" svg:width="1.245cm" svg:height="0.616cm" svg:x="0.786cm" svg:y="13.424cm">
                <draw:text-box>
                  <text:p><text:span text:style-name="T4">KSQL</text:span></text:p>
                </draw:text-box>
              </draw:frame>
            </draw:g>
            <draw:g>
              <draw:custom-shape draw:style-name="gr14" draw:text-style-name="P3" draw:layer="layout" svg:width="2.701cm" svg:height="0.875cm" svg:x="-0.489cm" svg:y="15.27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0.617cm" svg:height="0.779cm" svg:x="-0.387cm" svg:y="15.324cm">
                <draw:image xlink:href="Pictures/100002010000004B000000501477237909C44601.png" xlink:type="simple" xlink:show="embed" xlink:actuate="onLoad">
                  <text:p/>
                </draw:image>
              </draw:frame>
              <draw:frame draw:style-name="gr3" draw:text-style-name="P4" draw:layer="layout" svg:width="1.923cm" svg:height="0.348cm" svg:x="0.251cm" svg:y="15.593cm">
                <draw:image xlink:href="Pictures/10000201000001660000003751023C790E22F4C4.png" xlink:type="simple" xlink:show="embed" xlink:actuate="onLoad">
                  <text:p/>
                </draw:image>
              </draw:frame>
            </draw:g>
            <draw:g>
              <draw:custom-shape draw:style-name="gr11" draw:text-style-name="P3" draw:layer="layout" svg:width="2.701cm" svg:height="0.877cm" svg:x="-0.489cm" svg:y="14.32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" draw:text-style-name="P4" draw:layer="layout" svg:width="1.458cm" svg:height="0.76cm" svg:x="0.17cm" svg:y="14.369cm">
                <draw:image xlink:href="Pictures/100027AC00002AC90000164176C6C9143A7B04EC.svg" xlink:type="simple" xlink:show="embed" xlink:actuate="onLoad">
                  <text:p/>
                </draw:image>
                <draw:image xlink:href="Pictures/100002010000019E000000D7EE4C818CB534B7CD.png" xlink:type="simple" xlink:show="embed" xlink:actuate="onLoad"/>
              </draw:frame>
            </draw:g>
          </draw:g>
        </draw:g>
        <draw:g xml:id="id10" draw:id="id10">
          <draw:custom-shape draw:style-name="gr15" draw:text-style-name="P2" draw:layer="layout" svg:width="3.744cm" svg:height="4.724cm" svg:x="7.431cm" svg:y="25.5cm">
            <text:p text:style-name="P1"><text:span text:style-name="T1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8cm" svg:y="26.32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313cm" svg:height="0.669cm" svg:x="8.191cm" svg:y="26.431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7.978cm" svg:y="27.2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122cm" svg:y="27.302cm">
              <draw:image xlink:href="Pictures/1000020100000365000001D4C98559DFEE3AD14E.png" xlink:type="simple" xlink:show="embed" xlink:actuate="onLoad">
                <text:p/>
              </draw:image>
            </draw:frame>
          </draw:g>
          <draw:g>
            <draw:custom-shape draw:style-name="gr16" draw:text-style-name="P3" draw:layer="layout" svg:width="2.659cm" svg:height="0.862cm" svg:x="7.975cm" svg:y="29.16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608cm" svg:height="0.767cm" svg:x="8.075cm" svg:y="29.21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1.894cm" svg:height="0.343cm" svg:x="8.703cm" svg:y="29.475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7.975cm" svg:y="28.22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36cm" svg:height="0.748cm" svg:x="8.623cm" svg:y="28.27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 xml:id="id8" draw:id="id8">
          <draw:custom-shape draw:style-name="gr4" draw:text-style-name="P2" draw:layer="layout" svg:width="4.044cm" svg:height="3.8cm" svg:x="7.281cm" svg:y="19.2cm">
            <text:p text:style-name="P1"><text:span text:style-name="T1">Archive databa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4cm" svg:y="2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2cm" svg:height="0.477cm" svg:x="8.274cm" svg:y="21.223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7.974cm" svg:y="21.93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446cm" svg:height="0.591cm" svg:x="8.128cm" svg:y="22.073cm">
              <draw:image xlink:href="Pictures/100042610000149A000004FC6550241509606C79.svg" xlink:type="simple" xlink:show="embed" xlink:actuate="onLoad">
                <text:p/>
              </draw:image>
              <draw:image xlink:href="Pictures/10000201000000C7000000309F2B9479129578C0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7.974cm" svg:y="20.03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3" draw:text-style-name="P4" draw:layer="layout" svg:width="2.5cm" svg:height="0.709cm" svg:x="8.074cm" svg:y="20.137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C4C111B5B6E7E855.png" xlink:type="simple" xlink:show="embed" xlink:actuate="onLoad"/>
            </draw:frame>
          </draw:g>
        </draw:g>
        <draw:g xml:id="id4" draw:id="id4">
          <draw:custom-shape draw:style-name="gr4" draw:text-style-name="P2" draw:layer="layout" svg:width="4.044cm" svg:height="3.8cm" svg:x="-1.144cm" svg:y="19.409cm">
            <text:p text:style-name="P1"><text:span text:style-name="T1">User data spa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-0.451cm" svg:y="21.20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2cm" svg:height="0.477cm" svg:x="-0.151cm" svg:y="21.432cm">
              <draw:image xlink:href="Pictures/10000201000002800000008BA72BD164EAE728A0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-0.451cm" svg:y="22.1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446cm" svg:height="0.591cm" svg:x="-0.297cm" svg:y="22.282cm">
              <draw:image xlink:href="Pictures/100042610000149A000004FC6550241509606C79.svg" xlink:type="simple" xlink:show="embed" xlink:actuate="onLoad">
                <text:p/>
              </draw:image>
              <draw:image xlink:href="Pictures/10000201000000C7000000309F2B9479129578C0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-0.451cm" svg:y="20.2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name="Cassandra-inline-02.svg" draw:style-name="gr3" draw:text-style-name="P4" draw:layer="layout" svg:width="2.5cm" svg:height="0.709cm" svg:x="-0.351cm" svg:y="20.346cm">
              <draw:image xlink:href="Pictures/1000736400001413000005B3D03F1483C5154CC9.svg" xlink:type="simple" xlink:show="embed" xlink:actuate="onLoad">
                <text:p/>
              </draw:image>
              <draw:image xlink:href="Pictures/10000201000000C200000037C4C111B5B6E7E855.png" xlink:type="simple" xlink:show="embed" xlink:actuate="onLoad"/>
            </draw:frame>
          </draw:g>
        </draw:g>
        <draw:connector draw:style-name="gr8" draw:text-style-name="P4" draw:layer="layout" svg:x1="0.878cm" svg:y1="23.209cm" svg:x2="9.303cm" svg:y2="25.5cm" draw:start-shape="id4" draw:start-glue-point="2" draw:end-shape="id10" draw:end-glue-point="0" svg:d="M878 23209v1146h8425v1145" svg:viewBox="0 0 8426 2292">
          <text:p/>
        </draw:connector>
        <draw:connector draw:style-name="gr8" draw:text-style-name="P4" draw:layer="layout" draw:line-skew="0cm -0.755cm" svg:x1="9.303cm" svg:y1="30.224cm" svg:x2="-1.144cm" svg:y2="21.309cm" draw:start-shape="id10" draw:start-glue-point="2" draw:end-shape="id4" draw:end-glue-point="3" svg:d="M9303 30224v502h-11703v-9417h1256" svg:viewBox="0 0 11704 9418">
          <text:p/>
        </draw:connector>
        <draw:g xml:id="id2" draw:id="id2">
          <draw:custom-shape draw:style-name="gr17" draw:text-style-name="P2" draw:layer="layout" svg:width="4.044cm" svg:height="5cm" svg:x="-7.344cm" svg:y="19.509cm">
            <text:p text:style-name="P1"><text:span text:style-name="T1">Event publishi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-6.659cm" svg:y="20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326cm" svg:height="0.609cm" svg:x="-6.5cm" svg:y="20.51cm">
              <draw:image xlink:href="Pictures/100002010000027A000001231C34566C67FE68AD.png" xlink:type="simple" xlink:show="embed" xlink:actuate="onLoad">
                <text:p/>
              </draw:image>
            </draw:frame>
          </draw:g>
          <draw:g>
            <draw:custom-shape draw:style-name="gr18" draw:text-style-name="P8" draw:layer="layout" svg:width="2.659cm" svg:height="0.863cm" svg:x="-6.659cm" svg:y="21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306cm" svg:height="0.708cm" svg:x="-6.6cm" svg:y="21.46cm">
              <draw:image xlink:href="Pictures/10000201000000EE00000081125E7732F2B95EE1.png" xlink:type="simple" xlink:show="embed" xlink:actuate="onLoad">
                <text:p/>
              </draw:image>
            </draw:frame>
            <draw:frame draw:style-name="gr19" draw:text-style-name="P9" draw:layer="layout" svg:width="1.6cm" svg:height="0.56cm" svg:x="-5.5cm" svg:y="21.534cm">
              <draw:text-box>
                <text:p><text:span text:style-name="T5">VOEvent</text:span></text:p>
              </draw:text-box>
            </draw:frame>
          </draw:g>
          <draw:g>
            <draw:custom-shape draw:style-name="gr18" draw:text-style-name="P10" draw:layer="layout" svg:width="2.659cm" svg:height="0.863cm" svg:x="-6.659cm" svg:y="22.3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frame draw:style-name="gr3" draw:text-style-name="P4" draw:layer="layout" svg:width="0.7cm" svg:height="0.7cm" svg:x="-6.374cm" svg:y="22.464cm">
                <draw:image xlink:href="Pictures/10000201000003A1000003A1A9F7AD3B1CA6B001.png" xlink:type="simple" xlink:show="embed" xlink:actuate="onLoad">
                  <text:p/>
                </draw:image>
              </draw:frame>
              <draw:frame draw:style-name="gr20" draw:text-style-name="P12" draw:layer="layout" svg:width="1.412cm" svg:height="0.709cm" svg:x="-5.924cm" svg:y="22.46cm">
                <draw:text-box>
                  <text:p text:style-name="P11"><text:span text:style-name="T6">Slack</text:span></text:p>
                </draw:text-box>
              </draw:frame>
            </draw:g>
          </draw:g>
          <draw:g>
            <draw:custom-shape draw:style-name="gr18" draw:text-style-name="P10" draw:layer="layout" svg:width="2.659cm" svg:height="0.863cm" svg:x="-6.7cm" svg:y="23.34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2" draw:layer="layout" svg:width="1.446cm" svg:height="0.709cm" svg:x="-5.646cm" svg:y="23.423cm">
              <draw:text-box>
                <text:p text:style-name="P11"><text:span text:style-name="T6">Email</text:span></text:p>
              </draw:text-box>
            </draw:frame>
            <draw:frame draw:style-name="gr3" draw:text-style-name="P4" draw:layer="layout" svg:width="0.7cm" svg:height="0.7cm" svg:x="-6.3cm" svg:y="23.427cm">
              <draw:image xlink:href="Pictures/1000000000000152000001520BAE2DE97F56D978.jpg" xlink:type="simple" xlink:show="embed" xlink:actuate="onLoad">
                <text:p/>
              </draw:image>
            </draw:frame>
          </draw:g>
        </draw:g>
        <draw:g xml:id="id6" draw:id="id6">
          <draw:custom-shape draw:style-name="gr1" draw:text-style-name="P2" draw:layer="layout" svg:width="4.307cm" svg:height="2.2cm" svg:x="7.15cm" svg:y="3.8cm">
            <text:p text:style-name="P1"><text:span text:style-name="T1">Catalog cross-matc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4cm" svg:y="4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118cm" svg:y="4.644cm">
              <draw:image xlink:href="Pictures/1000020100000365000001D4150728410BBA94FB.png" xlink:type="simple" xlink:show="embed" xlink:actuate="onLoad">
                <text:p/>
              </draw:image>
            </draw:frame>
          </draw:g>
        </draw:g>
        <draw:g xml:id="id7" draw:id="id7">
          <draw:custom-shape draw:style-name="gr1" draw:text-style-name="P2" draw:layer="layout" svg:width="4.307cm" svg:height="2.2cm" svg:x="7.15cm" svg:y="0.1cm">
            <text:p text:style-name="P1"><text:span text:style-name="T1">File extrac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7.974cm" svg:y="0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8.118cm" svg:y="0.944cm">
              <draw:image xlink:href="Pictures/1000020100000365000001D4C98559DFEE3AD14E.png" xlink:type="simple" xlink:show="embed" xlink:actuate="onLoad">
                <text:p/>
              </draw:image>
            </draw:frame>
          </draw:g>
        </draw:g>
      </draw:page>
      <draw:page draw:name="page2" draw:style-name="dp1" draw:master-page-name="Empty_25_20diagram_5f_">
        <draw:g>
          <draw:g>
            <draw:custom-shape draw:style-name="gr22" draw:text-style-name="P3" draw:layer="layout" svg:width="3.7cm" svg:height="1.2cm" svg:x="7.1cm" svg:y="20.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3.218cm" svg:height="0.931cm" svg:x="7.397cm" svg:y="20.549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2" draw:text-style-name="P3" draw:layer="layout" svg:width="3.7cm" svg:height="1.2cm" svg:x="7.1cm" svg:y="21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958cm" svg:height="1.025cm" svg:x="7.3cm" svg:y="21.76cm">
              <draw:image xlink:href="Pictures/1000020100000365000001D4261A800C001D9D7E.png" xlink:type="simple" xlink:show="embed" xlink:actuate="onLoad">
                <text:p/>
              </draw:image>
            </draw:frame>
          </draw:g>
          <draw:g>
            <draw:custom-shape draw:style-name="gr23" draw:text-style-name="P3" draw:layer="layout" svg:width="3.711cm" svg:height="1.175cm" svg:x="7.089cm" svg:y="23.0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861cm" svg:height="1.26cm" draw:transform="skewX (0.000872664625997184) rotate (0.349589449174464) translate (7.66cm 23.116cm)">
              <draw:image xlink:href="Pictures/10000201000000AD000000FDBD5EEA785A90B2CE.png" xlink:type="simple" xlink:show="embed" xlink:actuate="onLoad">
                <text:p/>
              </draw:image>
            </draw:frame>
            <draw:frame draw:style-name="gr24" draw:text-style-name="P13" draw:layer="layout" svg:width="2.105cm" svg:height="1.087cm" svg:x="8.521cm" svg:y="23.065cm">
              <draw:text-box>
                <text:p><text:span text:style-name="T7">KSQL</text:span></text:p>
              </draw:text-box>
            </draw:frame>
          </draw:g>
          <draw:g>
            <draw:custom-shape draw:style-name="gr22" draw:text-style-name="P3" draw:layer="layout" svg:width="3.7cm" svg:height="1.2cm" svg:x="7.1cm" svg:y="25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846cm" svg:height="1.067cm" svg:x="7.239cm" svg:y="25.668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2.635cm" svg:height="0.478cm" svg:x="8.113cm" svg:y="26.036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2" draw:text-style-name="P3" draw:layer="layout" svg:width="3.7cm" svg:height="1.2cm" svg:x="7.1cm" svg:y="24.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999cm" svg:height="1.04cm" svg:x="8.001cm" svg:y="24.3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>
          <draw:custom-shape draw:style-name="gr2" draw:text-style-name="P3" draw:layer="layout" svg:width="2.659cm" svg:height="0.863cm" svg:x="12.397cm" svg:y="20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313cm" svg:height="0.669cm" svg:x="12.61cm" svg:y="20.607cm">
            <draw:image xlink:href="Pictures/10003BC5000035B200000FF68359FA5DAA0FE60F.svg" xlink:type="simple" xlink:show="embed" xlink:actuate="onLoad">
              <text:p/>
            </draw:image>
            <draw:image xlink:href="Pictures/10000201000002080000009AEC87F096374FE176.png" xlink:type="simple" xlink:show="embed" xlink:actuate="onLoad"/>
          </draw:frame>
        </draw:g>
        <draw:g>
          <draw:custom-shape draw:style-name="gr2" draw:text-style-name="P3" draw:layer="layout" svg:width="2.659cm" svg:height="0.863cm" svg:x="12.397cm" svg:y="21.4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407cm" svg:height="0.736cm" svg:x="12.541cm" svg:y="21.478cm">
            <draw:image xlink:href="Pictures/1000020100000365000001D409E02CCBB9627D7D.png" xlink:type="simple" xlink:show="embed" xlink:actuate="onLoad">
              <text:p/>
            </draw:image>
          </draw:frame>
        </draw:g>
        <draw:g>
          <draw:custom-shape draw:style-name="gr25" draw:text-style-name="P3" draw:layer="layout" svg:width="2.667cm" svg:height="0.845cm" svg:x="12.389cm" svg:y="22.38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0.619cm" svg:height="0.906cm" draw:transform="rotate (0.349240383324065) translate (12.799cm 22.452cm)">
            <draw:image xlink:href="Pictures/10000201000000AD000000FDBD5EEA785A90B2CE.png" xlink:type="simple" xlink:show="embed" xlink:actuate="onLoad">
              <text:p/>
            </draw:image>
          </draw:frame>
          <draw:frame draw:style-name="gr26" draw:text-style-name="P13" draw:layer="layout" svg:width="1.226cm" svg:height="0.607cm" svg:x="13.8cm" svg:y="22.501cm">
            <draw:text-box>
              <text:p><text:span text:style-name="T8">KSQL</text:span></text:p>
            </draw:text-box>
          </draw:frame>
        </draw:g>
        <draw:g>
          <draw:custom-shape draw:style-name="gr16" draw:text-style-name="P3" draw:layer="layout" svg:width="2.659cm" svg:height="0.862cm" svg:x="12.397cm" svg:y="24.2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0.608cm" svg:height="0.767cm" svg:x="12.497cm" svg:y="24.286cm">
            <draw:image xlink:href="Pictures/100002010000004B000000501477237909C44601.png" xlink:type="simple" xlink:show="embed" xlink:actuate="onLoad">
              <text:p/>
            </draw:image>
          </draw:frame>
          <draw:frame draw:style-name="gr3" draw:text-style-name="P4" draw:layer="layout" svg:width="1.894cm" svg:height="0.343cm" svg:x="13.125cm" svg:y="24.551cm">
            <draw:image xlink:href="Pictures/10000201000001660000003751023C790E22F4C4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659cm" svg:height="0.863cm" svg:x="12.397cm" svg:y="23.3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1.436cm" svg:height="0.748cm" svg:x="13.045cm" svg:y="23.346cm">
            <draw:image xlink:href="Pictures/100027AC00002AC90000164176C6C9143A7B04EC.svg" xlink:type="simple" xlink:show="embed" xlink:actuate="onLoad">
              <text:p/>
            </draw:image>
            <draw:image xlink:href="Pictures/100002010000019E000000D7EE4C818CB534B7CD.png" xlink:type="simple" xlink:show="embed" xlink:actuate="onLoad"/>
          </draw:frame>
        </draw:g>
        <draw:g>
          <draw:custom-shape draw:style-name="gr15" draw:text-style-name="P2" draw:layer="layout" svg:width="3.744cm" svg:height="4.724cm" svg:x="15.456cm" svg:y="11.476cm">
            <text:p text:style-name="P1"><text:span text:style-name="T1">Data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2.659cm" svg:height="0.863cm" svg:x="16.003cm" svg:y="12.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2.313cm" svg:height="0.669cm" svg:x="16.216cm" svg:y="12.407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EC87F096374FE176.png" xlink:type="simple" xlink:show="embed" xlink:actuate="onLoad"/>
            </draw:frame>
          </draw:g>
          <draw:g>
            <draw:custom-shape draw:style-name="gr2" draw:text-style-name="P3" draw:layer="layout" svg:width="2.659cm" svg:height="0.863cm" svg:x="16.003cm" svg:y="13.23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07cm" svg:height="0.736cm" svg:x="16.147cm" svg:y="13.278cm">
              <draw:image xlink:href="Pictures/1000020100000365000001D4D7D75E0AA5CBE312.png" xlink:type="simple" xlink:show="embed" xlink:actuate="onLoad">
                <text:p/>
              </draw:image>
            </draw:frame>
          </draw:g>
          <draw:g>
            <draw:custom-shape draw:style-name="gr16" draw:text-style-name="P3" draw:layer="layout" svg:width="2.659cm" svg:height="0.862cm" svg:x="16cm" svg:y="15.13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0.608cm" svg:height="0.767cm" svg:x="16.1cm" svg:y="15.186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3" draw:text-style-name="P4" draw:layer="layout" svg:width="1.894cm" svg:height="0.343cm" svg:x="16.728cm" svg:y="15.451cm">
              <draw:image xlink:href="Pictures/10000201000001660000003751023C790E22F4C4.png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2.659cm" svg:height="0.863cm" svg:x="16cm" svg:y="14.20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436cm" svg:height="0.748cm" svg:x="16.648cm" svg:y="14.246cm">
              <draw:image xlink:href="Pictures/100027AC00002AC90000164176C6C9143A7B04EC.svg" xlink:type="simple" xlink:show="embed" xlink:actuate="onLoad">
                <text:p/>
              </draw:image>
              <draw:image xlink:href="Pictures/100002010000019E000000D7EE4C818CB534B7CD.png" xlink:type="simple" xlink:show="embed" xlink:actuate="onLoad"/>
            </draw:frame>
          </draw:g>
        </draw:g>
        <draw:g>
          <draw:custom-shape draw:style-name="gr2" draw:text-style-name="P3" draw:layer="layout" svg:width="2.659cm" svg:height="0.863cm" svg:x="15.6cm" svg:y="24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cm" svg:height="0.477cm" svg:x="15.9cm" svg:y="24.523cm">
            <draw:image xlink:href="Pictures/10000201000002800000008BA72BD164EAE728A0.png" xlink:type="simple" xlink:show="embed" xlink:actuate="onLoad">
              <text:p/>
            </draw:image>
          </draw:frame>
        </draw:g>
        <draw:g>
          <draw:custom-shape draw:style-name="gr2" draw:text-style-name="P3" draw:layer="layout" svg:width="2.659cm" svg:height="0.863cm" svg:x="15.6cm" svg:y="2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446cm" svg:height="0.591cm" svg:x="15.754cm" svg:y="23.436cm">
            <draw:image xlink:href="Pictures/100042610000149A000004FC6550241509606C79.svg" xlink:type="simple" xlink:show="embed" xlink:actuate="onLoad">
              <text:p/>
            </draw:image>
            <draw:image xlink:href="Pictures/10000201000000C7000000309F2B9479129578C0.png" xlink:type="simple" xlink:show="embed" xlink:actuate="onLoad"/>
          </draw:frame>
        </draw:g>
        <draw:g>
          <draw:custom-shape draw:style-name="gr2" draw:text-style-name="P3" draw:layer="layout" svg:width="2.659cm" svg:height="0.863cm" svg:x="15.541cm" svg:y="22.3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Cassandra-inline-02.svg" draw:style-name="gr3" draw:text-style-name="P4" draw:layer="layout" svg:width="2.5cm" svg:height="0.709cm" svg:x="15.641cm" svg:y="22.437cm">
            <draw:image xlink:href="Pictures/1000736400001413000005B3D03F1483C5154CC9.svg" xlink:type="simple" xlink:show="embed" xlink:actuate="onLoad">
              <text:p/>
            </draw:image>
            <draw:image xlink:href="Pictures/10000201000000C200000037C4C111B5B6E7E855.png" xlink:type="simple" xlink:show="embed" xlink:actuate="onLoad"/>
          </draw:frame>
        </draw:g>
        <draw:g>
          <draw:polygon draw:style-name="gr27" draw:text-style-name="P14" draw:layer="layout" svg:width="2.953cm" svg:height="0.245cm" svg:x="13.547cm" svg:y="12.907cm" svg:viewBox="0 0 2954 246" draw:points="0,168 0,0 2954,0 2954,168 2953,168 2953,246 2414,246 2414,168">
            <text:p/>
          </draw:polygon>
          <draw:g>
            <draw:custom-shape draw:style-name="gr28" draw:text-style-name="P14" draw:layer="layout" svg:width="0.539cm" svg:height="0.129cm" svg:x="15.962cm" svg:y="13.412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4" draw:layer="layout" svg:width="0.539cm" svg:height="0.129cm" svg:x="15.962cm" svg:y="13.219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4" draw:layer="layout" svg:width="1.078cm" svg:height="0.451cm" svg:x="15.692cm" svg:y="13.606cm" svg:viewBox="0 0 1079 452" draw:points="810,0 810,258 1079,258 540,452 0,258 270,258 270,0">
              <text:p/>
            </draw:polygon>
          </draw:g>
          <draw:g>
            <draw:custom-shape draw:style-name="gr28" draw:text-style-name="P14" draw:layer="layout" svg:width="0.539cm" svg:height="0.129cm" svg:x="9.591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4" draw:layer="layout" svg:width="0.539cm" svg:height="0.129cm" svg:x="9.591cm" svg:y="13.201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4" draw:layer="layout" svg:width="1.078cm" svg:height="0.451cm" svg:x="9.321cm" svg:y="13.588cm" svg:viewBox="0 0 1079 452" draw:points="810,0 810,258 1079,258 540,452 0,258 270,258 270,0">
              <text:p/>
            </draw:polygon>
          </draw:g>
          <draw:polygon draw:style-name="gr28" draw:text-style-name="P14" draw:layer="layout" svg:width="3.28cm" svg:height="0.231cm" svg:x="9.589cm" svg:y="12.903cm" svg:viewBox="0 0 3281 232" draw:points="1,232 1,168 0,168 0,0 3281,0 3281,168 540,168 540,232">
            <text:p/>
          </draw:polygon>
          <draw:g>
            <draw:custom-shape draw:style-name="gr28" draw:text-style-name="P14" draw:layer="layout" svg:width="0.539cm" svg:height="0.129cm" svg:x="12.945cm" svg:y="13.394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4" draw:layer="layout" svg:width="0.539cm" svg:height="0.129cm" svg:x="12.945cm" svg:y="13.201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4" draw:layer="layout" svg:width="0.539cm" svg:height="0.31cm" svg:x="12.945cm" svg:y="12.82cm">
              <text:p/>
              <draw:enhanced-geometry svg:viewBox="0 0 21600 21600" draw:type="rectangle" draw:enhanced-path="M 0 0 L 21600 0 21600 21600 0 21600 0 0 Z N"/>
            </draw:custom-shape>
            <draw:polygon draw:style-name="gr29" draw:text-style-name="P14" draw:layer="layout" svg:width="1.078cm" svg:height="0.451cm" svg:x="12.675cm" svg:y="13.588cm" svg:viewBox="0 0 1079 452" draw:points="810,0 810,258 1079,258 540,452 0,258 270,258 270,0">
              <text:p/>
            </draw:polygon>
            <draw:custom-shape draw:style-name="gr28" draw:text-style-name="P14" draw:layer="layout" svg:width="0.539cm" svg:height="0.129cm" svg:x="12.945cm" svg:y="12.63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4" draw:layer="layout" svg:width="0.539cm" svg:height="0.129cm" svg:x="12.945cm" svg:y="12.437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31" draw:text-style-name="P15" draw:layer="layout" svg:width="1.59cm" svg:height="0.987cm" svg:x="5.923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5" draw:layer="layout" svg:width="1.59cm" svg:height="0.987cm" svg:x="7.635cm" svg:y="11.7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5" draw:layer="layout" svg:width="1.59cm" svg:height="0.987cm" svg:x="5.923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5" draw:layer="layout" svg:width="1.59cm" svg:height="0.987cm" svg:x="7.635cm" svg:y="10.832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custom-shape draw:style-name="gr32" draw:text-style-name="P16" draw:layer="layout" svg:width="2.794cm" svg:height="2.032cm" svg:x="3.002cm" svg:y="10.768cm">
              <text:p text:style-name="P1"><text:span text:style-name="T9">Kafka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1.692cm" svg:height="1.692cm" svg:x="2.8cm" svg:y="10.768cm">
              <draw:image xlink:href="Pictures/1000020100000200000002004563ABFADDD7148C.png" xlink:type="simple" xlink:show="embed" xlink:actuate="onLoad">
                <text:p/>
              </draw:image>
            </draw:frame>
          </draw:g>
        </draw:g>
        <draw:g>
          <draw:g>
            <draw:custom-shape draw:style-name="gr33" draw:text-style-name="P14" draw:layer="layout" svg:width="1.149cm" svg:height="1.147cm" svg:x="5.75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4" draw:text-style-name="P17" draw:layer="layout" svg:width="0.605cm" svg:height="0.905cm" svg:x="6.83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605cm" svg:height="0.905cm" svg:x="6.173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605cm" svg:height="0.905cm" svg:x="6.355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5" draw:text-style-name="P18" draw:layer="layout" svg:width="1.149cm" svg:height="1.147cm" svg:x="4.406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6" draw:text-style-name="P19" draw:layer="layout" svg:width="0.605cm" svg:height="0.905cm" svg:x="5.495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9" draw:layer="layout" svg:width="0.605cm" svg:height="0.905cm" svg:x="4.82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9" draw:layer="layout" svg:width="0.605cm" svg:height="0.905cm" svg:x="5.011cm" svg:y="9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7" draw:text-style-name="P20" draw:layer="layout" svg:width="1.15cm" svg:height="1.147cm" svg:x="3.1cm" svg:y="8.3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8" draw:text-style-name="P21" draw:layer="layout" svg:width="0.605cm" svg:height="0.905cm" svg:x="4.189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1" draw:layer="layout" svg:width="0.605cm" svg:height="0.905cm" svg:x="3.524cm" svg:y="8.833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1" draw:layer="layout" svg:width="0.605cm" svg:height="0.905cm" svg:x="3.705cm" svg:y="9.19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9" draw:text-style-name="P14" draw:layer="layout" svg:width="0.889cm" svg:height="0.254cm" draw:transform="rotate (1.5707963267949) translate (3.862cm 7.334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889cm" svg:height="0.254cm" draw:transform="rotate (1.5707963267949) translate (3.481cm 7.334cm)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0.889cm" svg:height="0.254cm" draw:transform="rotate (1.5707963267949) translate (3.1cm 7.334cm)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4" draw:layer="layout" svg:width="1.778cm" svg:height="0.888cm" draw:transform="rotate (1.5707963267949) translate (4.243cm 7.779cm)" svg:viewBox="0 0 1779 889" draw:points="1335,0 1335,508 1779,508 890,889 0,508 445,508 445,0">
            <text:p/>
          </draw:polygon>
        </draw:g>
        <draw:g>
          <draw:custom-shape draw:style-name="gr40" draw:text-style-name="P14" draw:layer="layout" svg:width="0.889cm" svg:height="0.175cm" svg:x="3.466cm" svg:y="4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4" draw:layer="layout" svg:width="1.778cm" svg:height="0.612cm" svg:x="3.021cm" svg:y="4.263cm" svg:viewBox="0 0 1779 613" draw:points="1335,0 1335,350 1779,350 890,613 0,350 445,350 445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4-05T15:23:58.416090031</dc:date>
    <meta:editing-duration>PT1H41M46S</meta:editing-duration>
    <meta:editing-cycles>18</meta:editing-cycles>
    <meta:generator>LibreOffice/5.0.6.2$Linux_X86_64 LibreOffice_project/00$Build-2</meta:generator>
    <meta:document-statistic meta:object-count="224"/>
  </office:meta>
</office:document-meta>
</file>